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1cfa8d" officeooo:paragraph-rsid="001e7e90"/>
    </style:style>
    <style:style style:name="T1" style:family="text">
      <style:text-properties officeooo:rsid="001e7e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solve problem 3, we can use such techniques as quizzes, assignments, in-class and out-of-class participation, and final project. To increase the engagement of students, we can use such online tools as slack and piazza. To those with disabilities, we can have special classes with either visual aids, hearing aids, and helper students. Additionally, we can pair strong students with weaker students in order to imporve the learning experience. </text:p>
      <text:p text:style-name="P1"/>
      <text:p text:style-name="P1"><text:span text:style-name="T1">For the data analysis, we can use Python/Tableau. For data storage, we can use MySQL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0:50:36.153317035</meta:creation-date>
    <dc:date>2018-09-28T20:54:16.338424106</dc:date>
    <meta:editing-duration>PT3M41S</meta:editing-duration>
    <meta:editing-cycles>2</meta:editing-cycles>
    <meta:generator>LibreOffice/5.1.6.2$Linux_X86_64 LibreOffice_project/10m0$Build-2</meta:generator>
    <meta:document-statistic meta:table-count="0" meta:image-count="0" meta:object-count="0" meta:page-count="1" meta:paragraph-count="2" meta:word-count="85" meta:character-count="538" meta:non-whitespace-character-count="454"/>
  </office:meta>
</office:document-meta>
</file>